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.372869677465">
            <text:p>709.37</text:p>
          </table:table-cell>
          <table:table-cell office:value-type="float" office:value="10">
            <text:p>10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1.9250174927985">
            <text:p>21.9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65">
            <text:p>0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26000000">
            <text:p>26,000,000</text:p>
          </table:table-cell>
          <table:table-cell table:formula="oooc:=CEILING(([.T37]-[.W37]/2);[.W37])" office:value-type="float" office:value="13.2">
            <text:p>13.2</text:p>
          </table:table-cell>
          <table:table-cell table:formula="oooc:=[.$D37]*[$globals.$C$36]/[.$L37]" office:value-type="float" office:value="264">
            <text:p>264</text:p>
          </table:table-cell>
          <table:table-cell table:formula="oooc:=[.F36]" office:value-type="float" office:value="21.9250174927985">
            <text:p>21.9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65">
            <text:p>0.6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1971605.6059143">
            <text:p>11971605.61</text:p>
          </table:table-cell>
          <table:table-cell table:formula="oooc:=[.AA36]/[.O37]" office:value-type="float" office:value="54.1280778310864">
            <text:p>54.13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5927675.6146416">
            <text:p>25927675.61</text:p>
          </table:table-cell>
          <table:table-cell table:formula="oooc:=[.U37]/[.I37]" office:value-type="float" office:value="13.203125">
            <text:p>13.2</text:p>
          </table:table-cell>
          <table:table-cell table:formula="oooc:=[.N37]/[.K37]" office:value-type="float" office:value="858.203125">
            <text:p>858.2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39000000">
            <text:p>39,000,000</text:p>
          </table:table-cell>
          <table:table-cell table:formula="oooc:=CEILING(([.T38]-[.W38]/2);[.W38])" office:value-type="float" office:value="16.52">
            <text:p>16.52</text:p>
          </table:table-cell>
          <table:table-cell table:formula="oooc:=[.$D38]*[$globals.$C$36]/[.$L38]" office:value-type="float" office:value="330.4">
            <text:p>330.4</text:p>
          </table:table-cell>
          <table:table-cell table:formula="oooc:=[.F37]" office:value-type="float" office:value="21.9250174927985">
            <text:p>21.9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65">
            <text:p>0.6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8116712.9135374">
            <text:p>18116712.91</text:p>
          </table:table-cell>
          <table:table-cell table:formula="oooc:=[.AA36]/[.O38]" office:value-type="float" office:value="35.7680779671567">
            <text:p>35.77</text:p>
          </table:table-cell>
          <table:table-cell table:formula="oooc:=([.D38]/[.C38])/([.T38]/[.S38])" office:value-type="float" office:value="1.00623970096261">
            <text:p>1.01</text:p>
          </table:table-cell>
          <table:table-cell/>
          <table:table-cell table:formula="oooc:=[.N38]^[$globals.$C$25]*[$globals.$C$34]/[.T38]*[.L38]*[.Y38]" office:value-type="float" office:value="39236529.4254038">
            <text:p>39236529.43</text:p>
          </table:table-cell>
          <table:table-cell table:formula="oooc:=[.U38]/[.I38]" office:value-type="float" office:value="16.5171294898807">
            <text:p>16.52</text:p>
          </table:table-cell>
          <table:table-cell table:formula="oooc:=[.N38]/[.K38]" office:value-type="float" office:value="1073.61341684224">
            <text:p>1073.61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59000000">
            <text:p>59,000,000</text:p>
          </table:table-cell>
          <table:table-cell table:formula="oooc:=CEILING(([.T39]-[.W39]/2);[.W39])" office:value-type="float" office:value="20.66">
            <text:p>20.66</text:p>
          </table:table-cell>
          <table:table-cell table:formula="oooc:=[.$D39]*[$globals.$C$36]/[.$L39]" office:value-type="float" office:value="413.2">
            <text:p>413.2</text:p>
          </table:table-cell>
          <table:table-cell table:formula="oooc:=[.F38]" office:value-type="float" office:value="21.9250174927985">
            <text:p>21.9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65">
            <text:p>0.6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7416145.9703772">
            <text:p>27416145.97</text:p>
          </table:table-cell>
          <table:table-cell table:formula="oooc:=[.AA36]/[.O39]" office:value-type="float" office:value="23.6357072471148">
            <text:p>23.64</text:p>
          </table:table-cell>
          <table:table-cell table:formula="oooc:=([.D39]/[.C39])/([.T39]/[.S39])" office:value-type="float" office:value="1.00624440990552">
            <text:p>1.01</text:p>
          </table:table-cell>
          <table:table-cell/>
          <table:table-cell table:formula="oooc:=[.N39]^[$globals.$C$25]*[$globals.$C$34]/[.T39]*[.L39]*[.Y39]" office:value-type="float" office:value="59376909.2236407">
            <text:p>59376909.22</text:p>
          </table:table-cell>
          <table:table-cell table:formula="oooc:=[.U39]/[.I39]" office:value-type="float" office:value="20.6629541555871">
            <text:p>20.66</text:p>
          </table:table-cell>
          <table:table-cell table:formula="oooc:=[.N39]/[.K39]" office:value-type="float" office:value="1343.09202011316">
            <text:p>1343.09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90000000">
            <text:p>90,000,000</text:p>
          </table:table-cell>
          <table:table-cell table:formula="oooc:=CEILING(([.T40]-[.W40]/2);[.W40])" office:value-type="float" office:value="25.85">
            <text:p>25.85</text:p>
          </table:table-cell>
          <table:table-cell table:formula="oooc:=[.$D40]*[$globals.$C$36]/[.$L40]" office:value-type="float" office:value="517">
            <text:p>517</text:p>
          </table:table-cell>
          <table:table-cell table:formula="oooc:=[.F39]" office:value-type="float" office:value="21.9250174927985">
            <text:p>21.9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65">
            <text:p>0.6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1489041.8287401">
            <text:p>41489041.83</text:p>
          </table:table-cell>
          <table:table-cell table:formula="oooc:=[.AA36]/[.O40]" office:value-type="float" office:value="15.6185819541178">
            <text:p>15.62</text:p>
          </table:table-cell>
          <table:table-cell table:formula="oooc:=([.D40]/[.C40])/([.T40]/[.S40])" office:value-type="float" office:value="0.998417939887969">
            <text:p>1</text:p>
          </table:table-cell>
          <table:table-cell/>
          <table:table-cell table:formula="oooc:=[.N40]^[$globals.$C$25]*[$globals.$C$34]/[.T40]*[.L40]*[.Y40]" office:value-type="float" office:value="89855484.1771964">
            <text:p>89855484.18</text:p>
          </table:table-cell>
          <table:table-cell table:formula="oooc:=[.U40]/[.I40]" office:value-type="float" office:value="25.8493871285245">
            <text:p>25.85</text:p>
          </table:table-cell>
          <table:table-cell table:formula="oooc:=[.N40]/[.K40]" office:value-type="float" office:value="1680.2101633541">
            <text:p>1680.21</text:p>
          </table:table-cell>
          <table:table-cell table:formula="oooc:=MAX(10^(FLOOR(LOG([.S4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40000000">
            <text:p>140,000,000</text:p>
          </table:table-cell>
          <table:table-cell table:formula="oooc:=CEILING(([.T41]-[.W41]/2);[.W41])" office:value-type="float" office:value="32.34">
            <text:p>32.34</text:p>
          </table:table-cell>
          <table:table-cell table:formula="oooc:=[.$D41]*[$globals.$C$36]/[.$L41]" office:value-type="float" office:value="646.8">
            <text:p>646.8</text:p>
          </table:table-cell>
          <table:table-cell table:formula="oooc:=[.F40]" office:value-type="float" office:value="21.9250174927985">
            <text:p>21.9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65">
            <text:p>0.6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62785651.7005283">
            <text:p>62785651.7</text:p>
          </table:table-cell>
          <table:table-cell table:formula="oooc:=[.AA36]/[.O41]" office:value-type="float" office:value="10.3208294004942">
            <text:p>10.32</text:p>
          </table:table-cell>
          <table:table-cell table:formula="oooc:=([.D41]/[.C41])/([.T41]/[.S41])" office:value-type="float" office:value="0.971349409838409">
            <text:p>0.97</text:p>
          </table:table-cell>
          <table:table-cell/>
          <table:table-cell table:formula="oooc:=[.N41]^[$globals.$C$25]*[$globals.$C$34]/[.T41]*[.L41]*[.Y41]" office:value-type="float" office:value="135978920.800811">
            <text:p>135978920.8</text:p>
          </table:table-cell>
          <table:table-cell table:formula="oooc:=[.U41]/[.I41]" office:value-type="float" office:value="32.3376226791684">
            <text:p>32.34</text:p>
          </table:table-cell>
          <table:table-cell table:formula="oooc:=[.N41]/[.K41]" office:value-type="float" office:value="2101.94547414594">
            <text:p>2101.95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10000000">
            <text:p>210,000,000</text:p>
          </table:table-cell>
          <table:table-cell table:formula="oooc:=CEILING(([.T42]-[.W42]/2);[.W42])" office:value-type="float" office:value="40.45">
            <text:p>40.45</text:p>
          </table:table-cell>
          <table:table-cell table:formula="oooc:=[.$D42]*[$globals.$C$36]/[.$L42]" office:value-type="float" office:value="809">
            <text:p>809</text:p>
          </table:table-cell>
          <table:table-cell table:formula="oooc:=[.F41]" office:value-type="float" office:value="21.9250174927985">
            <text:p>21.9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65">
            <text:p>0.6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95013957.5585316">
            <text:p>95013957.56</text:p>
          </table:table-cell>
          <table:table-cell table:formula="oooc:=[.AA36]/[.O42]" office:value-type="float" office:value="6.82005061836111">
            <text:p>6.82</text:p>
          </table:table-cell>
          <table:table-cell table:formula="oooc:=([.D42]/[.C42])/([.T42]/[.S42])" office:value-type="float" office:value="0.979787500642045">
            <text:p>0.98</text:p>
          </table:table-cell>
          <table:table-cell/>
          <table:table-cell table:formula="oooc:=[.N42]^[$globals.$C$25]*[$globals.$C$34]/[.T42]*[.L42]*[.Y42]" office:value-type="float" office:value="205777833.946008">
            <text:p>205777833.95</text:p>
          </table:table-cell>
          <table:table-cell table:formula="oooc:=[.U42]/[.I42]" office:value-type="float" office:value="40.4544152378112">
            <text:p>40.45</text:p>
          </table:table-cell>
          <table:table-cell table:formula="oooc:=[.N42]/[.K42]" office:value-type="float" office:value="2629.53699045773">
            <text:p>2629.5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890222277324">
            <text:p>92.4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890222277324">
            <text:p>92.4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890222277324">
            <text:p>92.4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890222277324">
            <text:p>92.4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890222277324">
            <text:p>92.4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890222277324">
            <text:p>92.4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890222277324">
            <text:p>92.4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116444259">
            <text:p>448.4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116444259">
            <text:p>448.41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116444259">
            <text:p>448.41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116444259">
            <text:p>448.41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116444259">
            <text:p>448.41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116444259">
            <text:p>448.41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116444259">
            <text:p>448.41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9.0340536957124">
            <text:p>39.0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000">
            <text:p>10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07">
            <text:p>0.0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3000000">
            <text:p>43,000,000</text:p>
          </table:table-cell>
          <table:table-cell table:formula="oooc:=CEILING(([.T37]-[.W37]/2);[.W37])" office:value-type="float" office:value="7.97">
            <text:p>7.97</text:p>
          </table:table-cell>
          <table:table-cell table:formula="oooc:=[.$D37]*[$globals.$C$36]/[.$L37]" office:value-type="float" office:value="159.4">
            <text:p>159.4</text:p>
          </table:table-cell>
          <table:table-cell table:formula="oooc:=[.F36]" office:value-type="float" office:value="39.0340536957124">
            <text:p>39.03</text:p>
          </table:table-cell>
          <table:table-cell table:formula="oooc:=[.G36]">
            <text:p/>
          </table:table-cell>
          <table:table-cell/>
          <table:table-cell table:formula="oooc:=[.I36]" office:value-type="float" office:value="1000">
            <text:p>10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07">
            <text:p>0.07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289249.83448308">
            <text:p>1289249.83</text:p>
          </table:table-cell>
          <table:table-cell table:formula="oooc:=[.AA36]/[.O37]" office:value-type="float" office:value="502.617865574373">
            <text:p>502.62</text:p>
          </table:table-cell>
          <table:table-cell table:formula="oooc:=([.D37]/[.C37])/([.T37]/[.S37])" office:value-type="float" office:value="0.999123948316131">
            <text:p>1</text:p>
          </table:table-cell>
          <table:table-cell/>
          <table:table-cell table:formula="oooc:=[.N37]^[$globals.$C$25]*[$globals.$C$34]/[.T37]*[.L37]*[.Y37]" office:value-type="float" office:value="42957095.6928973">
            <text:p>42957095.69</text:p>
          </table:table-cell>
          <table:table-cell table:formula="oooc:=[.U37]/[.I37]" office:value-type="float" office:value="7.96902901785714">
            <text:p>7.97</text:p>
          </table:table-cell>
          <table:table-cell table:formula="oooc:=[.N37]/[.K37]" office:value-type="float" office:value="7969.02901785714">
            <text:p>7969.0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65000000">
            <text:p>65,000,000</text:p>
          </table:table-cell>
          <table:table-cell table:formula="oooc:=CEILING(([.T38]-[.W38]/2);[.W38])" office:value-type="float" office:value="9.97">
            <text:p>9.97</text:p>
          </table:table-cell>
          <table:table-cell table:formula="oooc:=[.$D38]*[$globals.$C$36]/[.$L38]" office:value-type="float" office:value="199.4">
            <text:p>199.4</text:p>
          </table:table-cell>
          <table:table-cell table:formula="oooc:=[.F37]" office:value-type="float" office:value="39.0340536957124">
            <text:p>39.03</text:p>
          </table:table-cell>
          <table:table-cell table:formula="oooc:=[.G37]">
            <text:p/>
          </table:table-cell>
          <table:table-cell/>
          <table:table-cell table:formula="oooc:=[.I37]" office:value-type="float" office:value="1000">
            <text:p>10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07">
            <text:p>0.07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951030.62145787">
            <text:p>1951030.62</text:p>
          </table:table-cell>
          <table:table-cell table:formula="oooc:=[.AA36]/[.O38]" office:value-type="float" office:value="332.132152552169">
            <text:p>332.13</text:p>
          </table:table-cell>
          <table:table-cell table:formula="oooc:=([.D38]/[.C38])/([.T38]/[.S38])" office:value-type="float" office:value="1.00018530040332">
            <text:p>1</text:p>
          </table:table-cell>
          <table:table-cell/>
          <table:table-cell table:formula="oooc:=[.N38]^[$globals.$C$25]*[$globals.$C$34]/[.T38]*[.L38]*[.Y38]" office:value-type="float" office:value="65007267.6870595">
            <text:p>65007267.69</text:p>
          </table:table-cell>
          <table:table-cell table:formula="oooc:=[.U38]/[.I38]" office:value-type="float" office:value="9.96926744210655">
            <text:p>9.97</text:p>
          </table:table-cell>
          <table:table-cell table:formula="oooc:=[.N38]/[.K38]" office:value-type="float" office:value="9969.26744210655">
            <text:p>9969.2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98000000">
            <text:p>98,000,000</text:p>
          </table:table-cell>
          <table:table-cell table:formula="oooc:=CEILING(([.T39]-[.W39]/2);[.W39])" office:value-type="float" office:value="12.47">
            <text:p>12.47</text:p>
          </table:table-cell>
          <table:table-cell table:formula="oooc:=[.$D39]*[$globals.$C$36]/[.$L39]" office:value-type="float" office:value="249.4">
            <text:p>249.4</text:p>
          </table:table-cell>
          <table:table-cell table:formula="oooc:=[.F38]" office:value-type="float" office:value="39.0340536957124">
            <text:p>39.03</text:p>
          </table:table-cell>
          <table:table-cell table:formula="oooc:=[.G38]">
            <text:p/>
          </table:table-cell>
          <table:table-cell/>
          <table:table-cell table:formula="oooc:=[.I38]" office:value-type="float" office:value="1000">
            <text:p>10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07">
            <text:p>0.07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952508.02757908">
            <text:p>2952508.03</text:p>
          </table:table-cell>
          <table:table-cell table:formula="oooc:=[.AA36]/[.O39]" office:value-type="float" office:value="219.474424437494">
            <text:p>219.47</text:p>
          </table:table-cell>
          <table:table-cell table:formula="oooc:=([.D39]/[.C39])/([.T39]/[.S39])" office:value-type="float" office:value="1.00370989678387">
            <text:p>1</text:p>
          </table:table-cell>
          <table:table-cell/>
          <table:table-cell table:formula="oooc:=[.N39]^[$globals.$C$25]*[$globals.$C$34]/[.T39]*[.L39]*[.Y39]" office:value-type="float" office:value="98375944.2758544">
            <text:p>98375944.28</text:p>
          </table:table-cell>
          <table:table-cell table:formula="oooc:=[.U39]/[.I39]" office:value-type="float" office:value="12.4715687581937">
            <text:p>12.47</text:p>
          </table:table-cell>
          <table:table-cell table:formula="oooc:=[.N39]/[.K39]" office:value-type="float" office:value="12471.5687581937">
            <text:p>12471.57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50000000">
            <text:p>150,000,000</text:p>
          </table:table-cell>
          <table:table-cell table:formula="oooc:=CEILING(([.T40]-[.W40]/2);[.W40])" office:value-type="float" office:value="15.6">
            <text:p>15.6</text:p>
          </table:table-cell>
          <table:table-cell table:formula="oooc:=[.$D40]*[$globals.$C$36]/[.$L40]" office:value-type="float" office:value="312">
            <text:p>312</text:p>
          </table:table-cell>
          <table:table-cell table:formula="oooc:=[.F39]" office:value-type="float" office:value="39.0340536957124">
            <text:p>39.03</text:p>
          </table:table-cell>
          <table:table-cell table:formula="oooc:=[.G39]">
            <text:p/>
          </table:table-cell>
          <table:table-cell/>
          <table:table-cell table:formula="oooc:=[.I39]" office:value-type="float" office:value="1000">
            <text:p>10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07">
            <text:p>0.07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468050.6584797">
            <text:p>4468050.66</text:p>
          </table:table-cell>
          <table:table-cell table:formula="oooc:=[.AA36]/[.O40]" office:value-type="float" office:value="145.029689573951">
            <text:p>145.03</text:p>
          </table:table-cell>
          <table:table-cell table:formula="oooc:=([.D40]/[.C40])/([.T40]/[.S40])" office:value-type="float" office:value="0.992362468440719">
            <text:p>0.99</text:p>
          </table:table-cell>
          <table:table-cell/>
          <table:table-cell table:formula="oooc:=[.N40]^[$globals.$C$25]*[$globals.$C$34]/[.T40]*[.L40]*[.Y40]" office:value-type="float" office:value="148872991.536183">
            <text:p>148872991.54</text:p>
          </table:table-cell>
          <table:table-cell table:formula="oooc:=[.U40]/[.I40]" office:value-type="float" office:value="15.6019515168595">
            <text:p>15.6</text:p>
          </table:table-cell>
          <table:table-cell table:formula="oooc:=[.N40]/[.K40]" office:value-type="float" office:value="15601.9515168595">
            <text:p>15601.95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30000000">
            <text:p>230,000,000</text:p>
          </table:table-cell>
          <table:table-cell table:formula="oooc:=CEILING(([.T41]-[.W41]/2);[.W41])" office:value-type="float" office:value="19.52">
            <text:p>19.52</text:p>
          </table:table-cell>
          <table:table-cell table:formula="oooc:=[.$D41]*[$globals.$C$36]/[.$L41]" office:value-type="float" office:value="390.4">
            <text:p>390.4</text:p>
          </table:table-cell>
          <table:table-cell table:formula="oooc:=[.F40]" office:value-type="float" office:value="39.0340536957124">
            <text:p>39.03</text:p>
          </table:table-cell>
          <table:table-cell table:formula="oooc:=[.G40]">
            <text:p/>
          </table:table-cell>
          <table:table-cell/>
          <table:table-cell table:formula="oooc:=[.I40]" office:value-type="float" office:value="1000">
            <text:p>10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07">
            <text:p>0.07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6761531.72159536">
            <text:p>6761531.72</text:p>
          </table:table-cell>
          <table:table-cell table:formula="oooc:=[.AA36]/[.O41]" office:value-type="float" office:value="95.8362730045888">
            <text:p>95.84</text:p>
          </table:table-cell>
          <table:table-cell table:formula="oooc:=([.D41]/[.C41])/([.T41]/[.S41])" office:value-type="float" office:value="0.979621101646493">
            <text:p>0.98</text:p>
          </table:table-cell>
          <table:table-cell/>
          <table:table-cell table:formula="oooc:=[.N41]^[$globals.$C$25]*[$globals.$C$34]/[.T41]*[.L41]*[.Y41]" office:value-type="float" office:value="225290519.669983">
            <text:p>225290519.67</text:p>
          </table:table-cell>
          <table:table-cell table:formula="oooc:=[.U41]/[.I41]" office:value-type="float" office:value="19.5180651170695">
            <text:p>19.52</text:p>
          </table:table-cell>
          <table:table-cell table:formula="oooc:=[.N41]/[.K41]" office:value-type="float" office:value="19518.0651170695">
            <text:p>19518.07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40000000">
            <text:p>340,000,000</text:p>
          </table:table-cell>
          <table:table-cell table:formula="oooc:=CEILING(([.T42]-[.W42]/2);[.W42])" office:value-type="float" office:value="24.42">
            <text:p>24.42</text:p>
          </table:table-cell>
          <table:table-cell table:formula="oooc:=[.$D42]*[$globals.$C$36]/[.$L42]" office:value-type="float" office:value="488.4">
            <text:p>488.4</text:p>
          </table:table-cell>
          <table:table-cell table:formula="oooc:=[.F41]" office:value-type="float" office:value="39.0340536957124">
            <text:p>39.03</text:p>
          </table:table-cell>
          <table:table-cell table:formula="oooc:=[.G41]">
            <text:p/>
          </table:table-cell>
          <table:table-cell/>
          <table:table-cell table:formula="oooc:=[.I41]" office:value-type="float" office:value="1000">
            <text:p>10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07">
            <text:p>0.07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232272.3524573">
            <text:p>10232272.35</text:p>
          </table:table-cell>
          <table:table-cell table:formula="oooc:=[.AA36]/[.O42]" office:value-type="float" office:value="63.3290414562103">
            <text:p>63.33</text:p>
          </table:table-cell>
          <table:table-cell table:formula="oooc:=([.D42]/[.C42])/([.T42]/[.S42])" office:value-type="float" office:value="1.00286404142069">
            <text:p>1</text:p>
          </table:table-cell>
          <table:table-cell/>
          <table:table-cell table:formula="oooc:=[.N42]^[$globals.$C$25]*[$globals.$C$34]/[.T42]*[.L42]*[.Y42]" office:value-type="float" office:value="340933689.378001">
            <text:p>340933689.38</text:p>
          </table:table-cell>
          <table:table-cell table:formula="oooc:=[.U42]/[.I42]" office:value-type="float" office:value="24.4171291971075">
            <text:p>24.42</text:p>
          </table:table-cell>
          <table:table-cell table:formula="oooc:=[.N42]/[.K42]" office:value-type="float" office:value="24417.1291971075">
            <text:p>24417.1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868708066399">
            <text:p>140.87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868708066399">
            <text:p>140.87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868708066399">
            <text:p>140.87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868708066399">
            <text:p>140.87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868708066399">
            <text:p>140.87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868708066399">
            <text:p>140.87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868708066399">
            <text:p>140.87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70.780440233744">
            <text:p>170.78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0000000000">
            <text:p>20,000,000,000</text:p>
          </table:table-cell>
          <table:table-cell table:formula="oooc:=CEILING(([.T53]-[.W53]/2);[.W53])" office:value-type="float" office:value="13.86">
            <text:p>13.86</text:p>
          </table:table-cell>
          <table:table-cell table:formula="oooc:=[.$D53]*[$globals.$C$36]/[.$L53]" office:value-type="float" office:value="277.2">
            <text:p>277.2</text:p>
          </table:table-cell>
          <table:table-cell table:formula="oooc:=[.F52]" office:value-type="float" office:value="170.780440233744">
            <text:p>170.78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7">
            <text:p>1.7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30046403141.7246">
            <text:p>30046403141.72</text:p>
          </table:table-cell>
          <table:table-cell table:formula="oooc:=[.AA52]/[.O53]" office:value-type="float" office:value="19.4099772025666">
            <text:p>19.41</text:p>
          </table:table-cell>
          <table:table-cell table:formula="oooc:=([.D53]/[.C53])/([.T53]/[.S53])" office:value-type="float" office:value="1.02128330229478">
            <text:p>1.02</text:p>
          </table:table-cell>
          <table:table-cell/>
          <table:table-cell table:formula="oooc:=[.N53]^[$globals.$C$25]*[$globals.$C$34]/[.T53]*[.L53]*[.Y53]" office:value-type="float" office:value="20431217021.2919">
            <text:p>20431217021.29</text:p>
          </table:table-cell>
          <table:table-cell table:formula="oooc:=[.U53]/[.I53]" office:value-type="float" office:value="13.8637666590074">
            <text:p>13.86</text:p>
          </table:table-cell>
          <table:table-cell table:formula="oooc:=[.N53]/[.K53]" office:value-type="float" office:value="3465.94166475184">
            <text:p>3465.94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1000000000">
            <text:p>31,000,000,000</text:p>
          </table:table-cell>
          <table:table-cell table:formula="oooc:=CEILING(([.T54]-[.W54]/2);[.W54])" office:value-type="float" office:value="17.34">
            <text:p>17.34</text:p>
          </table:table-cell>
          <table:table-cell table:formula="oooc:=[.$D54]*[$globals.$C$36]/[.$L54]" office:value-type="float" office:value="346.8">
            <text:p>346.8</text:p>
          </table:table-cell>
          <table:table-cell table:formula="oooc:=[.F53]" office:value-type="float" office:value="170.780440233744">
            <text:p>170.78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7">
            <text:p>1.7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5469428055.1736">
            <text:p>45469428055.17</text:p>
          </table:table-cell>
          <table:table-cell table:formula="oooc:=[.AA52]/[.O54]" office:value-type="float" office:value="12.8262004811746">
            <text:p>12.83</text:p>
          </table:table-cell>
          <table:table-cell table:formula="oooc:=([.D54]/[.C54])/([.T54]/[.S54])" office:value-type="float" office:value="0.997170814285735">
            <text:p>1</text:p>
          </table:table-cell>
          <table:table-cell/>
          <table:table-cell table:formula="oooc:=[.N54]^[$globals.$C$25]*[$globals.$C$34]/[.T54]*[.L54]*[.Y54]" office:value-type="float" office:value="30918700918.9529">
            <text:p>30918700918.95</text:p>
          </table:table-cell>
          <table:table-cell table:formula="oooc:=[.U54]/[.I54]" office:value-type="float" office:value="17.3435932117824">
            <text:p>17.34</text:p>
          </table:table-cell>
          <table:table-cell table:formula="oooc:=[.N54]/[.K54]" office:value-type="float" office:value="4335.89830294561">
            <text:p>4335.9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7000000000">
            <text:p>47,000,000,000</text:p>
          </table:table-cell>
          <table:table-cell table:formula="oooc:=CEILING(([.T55]-[.W55]/2);[.W55])" office:value-type="float" office:value="21.7">
            <text:p>21.7</text:p>
          </table:table-cell>
          <table:table-cell table:formula="oooc:=[.$D55]*[$globals.$C$36]/[.$L55]" office:value-type="float" office:value="434">
            <text:p>434</text:p>
          </table:table-cell>
          <table:table-cell table:formula="oooc:=[.F54]" office:value-type="float" office:value="170.780440233744">
            <text:p>170.78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7">
            <text:p>1.7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8809197490.7161">
            <text:p>68809197490.72</text:p>
          </table:table-cell>
          <table:table-cell table:formula="oooc:=[.AA52]/[.O55]" office:value-type="float" office:value="8.47561112856587">
            <text:p>8.48</text:p>
          </table:table-cell>
          <table:table-cell table:formula="oooc:=([.D55]/[.C55])/([.T55]/[.S55])" office:value-type="float" office:value="0.995664902235038">
            <text:p>1</text:p>
          </table:table-cell>
          <table:table-cell/>
          <table:table-cell table:formula="oooc:=[.N55]^[$globals.$C$25]*[$globals.$C$34]/[.T55]*[.L55]*[.Y55]" office:value-type="float" office:value="46789482267.2295">
            <text:p>46789482267.23</text:p>
          </table:table-cell>
          <table:table-cell table:formula="oooc:=[.U55]/[.I55]" office:value-type="float" office:value="21.6968615307987">
            <text:p>21.7</text:p>
          </table:table-cell>
          <table:table-cell table:formula="oooc:=[.N55]/[.K55]" office:value-type="float" office:value="5424.21538269967">
            <text:p>5424.22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71000000000">
            <text:p>71,000,000,000</text:p>
          </table:table-cell>
          <table:table-cell table:formula="oooc:=CEILING(([.T56]-[.W56]/2);[.W56])" office:value-type="float" office:value="27.14">
            <text:p>27.14</text:p>
          </table:table-cell>
          <table:table-cell table:formula="oooc:=[.$D56]*[$globals.$C$36]/[.$L56]" office:value-type="float" office:value="542.8">
            <text:p>542.8</text:p>
          </table:table-cell>
          <table:table-cell table:formula="oooc:=[.F55]" office:value-type="float" office:value="170.780440233744">
            <text:p>170.78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7">
            <text:p>1.7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104129430736.872">
            <text:p>104129430736.87</text:p>
          </table:table-cell>
          <table:table-cell table:formula="oooc:=[.AA52]/[.O56]" office:value-type="float" office:value="5.6007220616975">
            <text:p>5.6</text:p>
          </table:table-cell>
          <table:table-cell table:formula="oooc:=([.D56]/[.C56])/([.T56]/[.S56])" office:value-type="float" office:value="0.997176372846961">
            <text:p>1</text:p>
          </table:table-cell>
          <table:table-cell/>
          <table:table-cell table:formula="oooc:=[.N56]^[$globals.$C$25]*[$globals.$C$34]/[.T56]*[.L56]*[.Y56]" office:value-type="float" office:value="70806844588.1371">
            <text:p>70806844588.14</text:p>
          </table:table-cell>
          <table:table-cell table:formula="oooc:=[.U56]/[.I56]" office:value-type="float" office:value="27.1428068300658">
            <text:p>27.14</text:p>
          </table:table-cell>
          <table:table-cell table:formula="oooc:=[.N56]/[.K56]" office:value-type="float" office:value="6785.70170751645">
            <text:p>6785.7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10000000000">
            <text:p>110,000,000,000</text:p>
          </table:table-cell>
          <table:table-cell table:formula="oooc:=CEILING(([.T57]-[.W57]/2);[.W57])" office:value-type="float" office:value="33.96">
            <text:p>33.96</text:p>
          </table:table-cell>
          <table:table-cell table:formula="oooc:=[.$D57]*[$globals.$C$36]/[.$L57]" office:value-type="float" office:value="679.2">
            <text:p>679.2</text:p>
          </table:table-cell>
          <table:table-cell table:formula="oooc:=[.F56]" office:value-type="float" office:value="170.780440233744">
            <text:p>170.78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7">
            <text:p>1.7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57579782078.521">
            <text:p>157579782078.52</text:p>
          </table:table-cell>
          <table:table-cell table:formula="oooc:=[.AA52]/[.O57]" office:value-type="float" office:value="3.70098239956566">
            <text:p>3.7</text:p>
          </table:table-cell>
          <table:table-cell table:formula="oooc:=([.D57]/[.C57])/([.T57]/[.S57])" office:value-type="float" office:value="0.974237056053925">
            <text:p>0.97</text:p>
          </table:table-cell>
          <table:table-cell/>
          <table:table-cell table:formula="oooc:=[.N57]^[$globals.$C$25]*[$globals.$C$34]/[.T57]*[.L57]*[.Y57]" office:value-type="float" office:value="107152483797.412">
            <text:p>107152483797.41</text:p>
          </table:table-cell>
          <table:table-cell table:formula="oooc:=[.U57]/[.I57]" office:value-type="float" office:value="33.9556926963135">
            <text:p>33.96</text:p>
          </table:table-cell>
          <table:table-cell table:formula="oooc:=[.N57]/[.K57]" office:value-type="float" office:value="8488.92317407838">
            <text:p>8488.92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60000000000">
            <text:p>160,000,000,000</text:p>
          </table:table-cell>
          <table:table-cell table:formula="oooc:=CEILING(([.T58]-[.W58]/2);[.W58])" office:value-type="float" office:value="42.48">
            <text:p>42.48</text:p>
          </table:table-cell>
          <table:table-cell table:formula="oooc:=[.$D58]*[$globals.$C$36]/[.$L58]" office:value-type="float" office:value="849.6">
            <text:p>849.6</text:p>
          </table:table-cell>
          <table:table-cell table:formula="oooc:=[.F57]" office:value-type="float" office:value="170.780440233744">
            <text:p>170.78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7">
            <text:p>1.7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38466565544.39">
            <text:p>238466565544.39</text:p>
          </table:table-cell>
          <table:table-cell table:formula="oooc:=[.AA52]/[.O58]" office:value-type="float" office:value="2.44562586234521">
            <text:p>2.45</text:p>
          </table:table-cell>
          <table:table-cell table:formula="oooc:=([.D58]/[.C58])/([.T58]/[.S58])" office:value-type="float" office:value="1.01349902717691">
            <text:p>1.01</text:p>
          </table:table-cell>
          <table:table-cell/>
          <table:table-cell table:formula="oooc:=[.N58]^[$globals.$C$25]*[$globals.$C$34]/[.T58]*[.L58]*[.Y58]" office:value-type="float" office:value="162154589019.467">
            <text:p>162154589019.47</text:p>
          </table:table-cell>
          <table:table-cell table:formula="oooc:=[.U58]/[.I58]" office:value-type="float" office:value="42.4786232943797">
            <text:p>42.48</text:p>
          </table:table-cell>
          <table:table-cell table:formula="oooc:=[.N58]/[.K58]" office:value-type="float" office:value="10619.6558235949">
            <text:p>10619.6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0.278147738648">
            <text:p>120.28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97">
            <text:p>6.97</text:p>
          </table:table-cell>
          <table:table-cell table:formula="oooc:=[.$D45]*[$globals.$C$36]/[.$L45]" office:value-type="float" office:value="139.4">
            <text:p>139.4</text:p>
          </table:table-cell>
          <table:table-cell table:formula="oooc:=[.F44]" office:value-type="float" office:value="120.278147738648">
            <text:p>120.28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4">
            <text:p>0.4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28218737.113">
            <text:p>228218737.11</text:p>
          </table:table-cell>
          <table:table-cell table:formula="oooc:=[.AA44]/[.O45]" office:value-type="float" office:value="85.1814370981051">
            <text:p>85.18</text:p>
          </table:table-cell>
          <table:table-cell table:formula="oooc:=([.D45]/[.C45])/([.T45]/[.S45])" office:value-type="float" office:value="1.00829059948629">
            <text:p>1.01</text:p>
          </table:table-cell>
          <table:table-cell/>
          <table:table-cell table:formula="oooc:=[.N45]^[$globals.$C$25]*[$globals.$C$34]/[.T45]*[.L45]*[.Y45]" office:value-type="float" office:value="1412194244.05022">
            <text:p>1412194244.05</text:p>
          </table:table-cell>
          <table:table-cell table:formula="oooc:=[.U45]/[.I45]" office:value-type="float" office:value="6.972900390625">
            <text:p>6.97</text:p>
          </table:table-cell>
          <table:table-cell table:formula="oooc:=[.N45]/[.K45]" office:value-type="float" office:value="4532.38525390625">
            <text:p>4532.3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100000000">
            <text:p>2,100,000,000</text:p>
          </table:table-cell>
          <table:table-cell table:formula="oooc:=CEILING(([.T46]-[.W46]/2);[.W46])" office:value-type="float" office:value="8.72">
            <text:p>8.72</text:p>
          </table:table-cell>
          <table:table-cell table:formula="oooc:=[.$D46]*[$globals.$C$36]/[.$L46]" office:value-type="float" office:value="174.4">
            <text:p>174.4</text:p>
          </table:table-cell>
          <table:table-cell table:formula="oooc:=[.F45]" office:value-type="float" office:value="120.278147738648">
            <text:p>120.28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4">
            <text:p>0.4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345364980.92818">
            <text:p>345364980.93</text:p>
          </table:table-cell>
          <table:table-cell table:formula="oooc:=[.AA44]/[.O46]" office:value-type="float" office:value="56.2882778322063">
            <text:p>56.29</text:p>
          </table:table-cell>
          <table:table-cell table:formula="oooc:=([.D46]/[.C46])/([.T46]/[.S46])" office:value-type="float" office:value="1.01729598103586">
            <text:p>1.02</text:p>
          </table:table-cell>
          <table:table-cell/>
          <table:table-cell table:formula="oooc:=[.N46]^[$globals.$C$25]*[$globals.$C$34]/[.T46]*[.L46]*[.Y46]" office:value-type="float" office:value="2137083240.11011">
            <text:p>2137083240.11</text:p>
          </table:table-cell>
          <table:table-cell table:formula="oooc:=[.U46]/[.I46]" office:value-type="float" office:value="8.72310901184324">
            <text:p>8.72</text:p>
          </table:table-cell>
          <table:table-cell table:formula="oooc:=[.N46]/[.K46]" office:value-type="float" office:value="5670.0208576981">
            <text:p>5670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200000000">
            <text:p>3,200,000,000</text:p>
          </table:table-cell>
          <table:table-cell table:formula="oooc:=CEILING(([.T47]-[.W47]/2);[.W47])" office:value-type="float" office:value="10.91">
            <text:p>10.91</text:p>
          </table:table-cell>
          <table:table-cell table:formula="oooc:=[.$D47]*[$globals.$C$36]/[.$L47]" office:value-type="float" office:value="218.2">
            <text:p>218.2</text:p>
          </table:table-cell>
          <table:table-cell table:formula="oooc:=[.F46]" office:value-type="float" office:value="120.278147738648">
            <text:p>120.28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4">
            <text:p>0.4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522643195.560508">
            <text:p>522643195.56</text:p>
          </table:table-cell>
          <table:table-cell table:formula="oooc:=[.AA44]/[.O47]" office:value-type="float" office:value="37.1955478711468">
            <text:p>37.2</text:p>
          </table:table-cell>
          <table:table-cell table:formula="oooc:=([.D47]/[.C47])/([.T47]/[.S47])" office:value-type="float" office:value="1.01040171252249">
            <text:p>1.01</text:p>
          </table:table-cell>
          <table:table-cell/>
          <table:table-cell table:formula="oooc:=[.N47]^[$globals.$C$25]*[$globals.$C$34]/[.T47]*[.L47]*[.Y47]" office:value-type="float" office:value="3234062732.09334">
            <text:p>3234062732.09</text:p>
          </table:table-cell>
          <table:table-cell table:formula="oooc:=[.U47]/[.I47]" office:value-type="float" office:value="10.9126226634194">
            <text:p>10.91</text:p>
          </table:table-cell>
          <table:table-cell table:formula="oooc:=[.N47]/[.K47]" office:value-type="float" office:value="7093.20473122264">
            <text:p>7093.2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900000000">
            <text:p>4,900,000,000</text:p>
          </table:table-cell>
          <table:table-cell table:formula="oooc:=CEILING(([.T48]-[.W48]/2);[.W48])" office:value-type="float" office:value="13.65">
            <text:p>13.65</text:p>
          </table:table-cell>
          <table:table-cell table:formula="oooc:=[.$D48]*[$globals.$C$36]/[.$L48]" office:value-type="float" office:value="273">
            <text:p>273</text:p>
          </table:table-cell>
          <table:table-cell table:formula="oooc:=[.F47]" office:value-type="float" office:value="120.278147738648">
            <text:p>120.28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4">
            <text:p>0.4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790919534.26078">
            <text:p>790919534.26</text:p>
          </table:table-cell>
          <table:table-cell table:formula="oooc:=[.AA44]/[.O48]" office:value-type="float" office:value="24.578985798055">
            <text:p>24.58</text:p>
          </table:table-cell>
          <table:table-cell table:formula="oooc:=([.D48]/[.C48])/([.T48]/[.S48])" office:value-type="float" office:value="0.998676971307721">
            <text:p>1</text:p>
          </table:table-cell>
          <table:table-cell/>
          <table:table-cell table:formula="oooc:=[.N48]^[$globals.$C$25]*[$globals.$C$34]/[.T48]*[.L48]*[.Y48]" office:value-type="float" office:value="4894129324.87185">
            <text:p>4894129324.87</text:p>
          </table:table-cell>
          <table:table-cell table:formula="oooc:=[.U48]/[.I48]" office:value-type="float" office:value="13.651707577252">
            <text:p>13.65</text:p>
          </table:table-cell>
          <table:table-cell table:formula="oooc:=[.N48]/[.K48]" office:value-type="float" office:value="8873.60992521382">
            <text:p>8873.61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400000000">
            <text:p>7,400,000,000</text:p>
          </table:table-cell>
          <table:table-cell table:formula="oooc:=CEILING(([.T49]-[.W49]/2);[.W49])" office:value-type="float" office:value="17.08">
            <text:p>17.08</text:p>
          </table:table-cell>
          <table:table-cell table:formula="oooc:=[.$D49]*[$globals.$C$36]/[.$L49]" office:value-type="float" office:value="341.6">
            <text:p>341.6</text:p>
          </table:table-cell>
          <table:table-cell table:formula="oooc:=[.F48]" office:value-type="float" office:value="120.278147738648">
            <text:p>120.28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4">
            <text:p>0.4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196903958.54942">
            <text:p>1196903958.55</text:p>
          </table:table-cell>
          <table:table-cell table:formula="oooc:=[.AA44]/[.O49]" office:value-type="float" office:value="16.2419046750921">
            <text:p>16.24</text:p>
          </table:table-cell>
          <table:table-cell table:formula="oooc:=([.D49]/[.C49])/([.T49]/[.S49])" office:value-type="float" office:value="1.00095320288702">
            <text:p>1</text:p>
          </table:table-cell>
          <table:table-cell/>
          <table:table-cell table:formula="oooc:=[.N49]^[$globals.$C$25]*[$globals.$C$34]/[.T49]*[.L49]*[.Y49]" office:value-type="float" office:value="7406319491.2322">
            <text:p>7406319491.23</text:p>
          </table:table-cell>
          <table:table-cell table:formula="oooc:=[.U49]/[.I49]" office:value-type="float" office:value="17.0783069774358">
            <text:p>17.08</text:p>
          </table:table-cell>
          <table:table-cell table:formula="oooc:=[.N49]/[.K49]" office:value-type="float" office:value="11100.8995353333">
            <text:p>11100.9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36">
            <text:p>21.36</text:p>
          </table:table-cell>
          <table:table-cell table:formula="oooc:=[.$D50]*[$globals.$C$36]/[.$L50]" office:value-type="float" office:value="427.2">
            <text:p>427.2</text:p>
          </table:table-cell>
          <table:table-cell table:formula="oooc:=[.F49]" office:value-type="float" office:value="120.278147738648">
            <text:p>120.28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4">
            <text:p>0.4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1811282973.72274">
            <text:p>1811282973.72</text:p>
          </table:table-cell>
          <table:table-cell table:formula="oooc:=[.AA44]/[.O50]" office:value-type="float" office:value="10.7327238659153">
            <text:p>10.73</text:p>
          </table:table-cell>
          <table:table-cell table:formula="oooc:=([.D50]/[.C50])/([.T50]/[.S50])" office:value-type="float" office:value="1.01867430801345">
            <text:p>1.02</text:p>
          </table:table-cell>
          <table:table-cell/>
          <table:table-cell table:formula="oooc:=[.N50]^[$globals.$C$25]*[$globals.$C$34]/[.T50]*[.L50]*[.Y50]" office:value-type="float" office:value="11208034108.8335">
            <text:p>11208034108.83</text:p>
          </table:table-cell>
          <table:table-cell table:formula="oooc:=[.U50]/[.I50]" office:value-type="float" office:value="21.3649880474691">
            <text:p>21.36</text:p>
          </table:table-cell>
          <table:table-cell table:formula="oooc:=[.N50]/[.K50]" office:value-type="float" office:value="13887.2422308549">
            <text:p>13887.24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805800721276">
            <text:p>783.8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805800721276">
            <text:p>783.81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805800721276">
            <text:p>783.81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805800721276">
            <text:p>783.81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805800721276">
            <text:p>783.81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805800721276">
            <text:p>783.81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805800721276">
            <text:p>783.81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600">
            <text:p>600</text:p>
          </table:table-cell>
          <table:table-cell/>
          <table:table-cell table:style-name="ce13" office:value-type="float" office:value="0.05">
            <text:p>0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320000000">
            <text:p>320,000,000</text:p>
          </table:table-cell>
          <table:table-cell table:formula="oooc:=CEILING(([.T50]-[.W50]/2);[.W50])" office:value-type="float" office:value="24.97">
            <text:p>24.97</text:p>
          </table:table-cell>
          <table:table-cell table:formula="oooc:=[.$D50]*[$globals.$C$36]/[.$L50]" office:value-type="float" office:value="499.4">
            <text:p>499.4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600">
            <text:p>6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05">
            <text:p>0.0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0584.8065626626">
            <text:p>10584.81</text:p>
          </table:table-cell>
          <table:table-cell table:formula="oooc:=[.AA49]/[.O50]" office:value-type="float" office:value="0.0755800302314413">
            <text:p>0.08</text:p>
          </table:table-cell>
          <table:table-cell table:formula="oooc:=([.D50]/[.C50])/([.T50]/[.S50])" office:value-type="float" office:value="0.992475308009795">
            <text:p>0.99</text:p>
          </table:table-cell>
          <table:table-cell/>
          <table:table-cell table:formula="oooc:=[.N50]^[$globals.$C$25]*[$globals.$C$34]/[.T50]*[.L50]*[.Y50]" office:value-type="float" office:value="317544196.879879">
            <text:p>317544196.88</text:p>
          </table:table-cell>
          <table:table-cell table:formula="oooc:=[.U50]/[.I50]" office:value-type="float" office:value="24.9662338325282">
            <text:p>24.97</text:p>
          </table:table-cell>
          <table:table-cell table:formula="oooc:=[.N50]/[.K50]" office:value-type="float" office:value="14979.7402995169">
            <text:p>14979.74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790000000">
            <text:p>790,000,000</text:p>
          </table:table-cell>
          <table:table-cell table:formula="oooc:=CEILING(([.T51]-[.W51]/2);[.W51])" office:value-type="float" office:value="40.8">
            <text:p>40.8</text:p>
          </table:table-cell>
          <table:table-cell table:formula="oooc:=[.$D51]*[$globals.$C$36]/[.$L51]" office:value-type="float" office:value="816">
            <text:p>816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600">
            <text:p>6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05">
            <text:p>0.0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26257.8814433536">
            <text:p>26257.88</text:p>
          </table:table-cell>
          <table:table-cell table:formula="oooc:=[.AA49]/[.O51]" office:value-type="float" office:value="0.0304670428848514">
            <text:p>0.03</text:p>
          </table:table-cell>
          <table:table-cell table:formula="oooc:=([.D51]/[.C51])/([.T51]/[.S51])" office:value-type="float" office:value="0.997186159636535">
            <text:p>1</text:p>
          </table:table-cell>
          <table:table-cell/>
          <table:table-cell table:formula="oooc:=[.N51]^[$globals.$C$25]*[$globals.$C$34]/[.T51]*[.L51]*[.Y51]" office:value-type="float" office:value="787736443.300609">
            <text:p>787736443.3</text:p>
          </table:table-cell>
          <table:table-cell table:formula="oooc:=[.U51]/[.I51]" office:value-type="float" office:value="40.7978960916594">
            <text:p>40.8</text:p>
          </table:table-cell>
          <table:table-cell table:formula="oooc:=[.N51]/[.K51]" office:value-type="float" office:value="24478.7376549956">
            <text:p>24478.74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2000000000">
            <text:p>2,000,000,000</text:p>
          </table:table-cell>
          <table:table-cell table:formula="oooc:=CEILING(([.T52]-[.W52]/2);[.W52])" office:value-type="float" office:value="66.67">
            <text:p>66.67</text:p>
          </table:table-cell>
          <table:table-cell table:formula="oooc:=[.$D52]*[$globals.$C$36]/[.$L52]" office:value-type="float" office:value="1333.4">
            <text:p>1333.4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600">
            <text:p>6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05">
            <text:p>0.0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65138.3030772909">
            <text:p>65138.3</text:p>
          </table:table-cell>
          <table:table-cell table:formula="oooc:=[.AA49]/[.O52]" office:value-type="float" office:value="0.0122815603447751">
            <text:p>0.01</text:p>
          </table:table-cell>
          <table:table-cell table:formula="oooc:=([.D52]/[.C52])/([.T52]/[.S52])" office:value-type="float" office:value="0.977092440910699">
            <text:p>0.98</text:p>
          </table:table-cell>
          <table:table-cell/>
          <table:table-cell table:formula="oooc:=[.N52]^[$globals.$C$25]*[$globals.$C$34]/[.T52]*[.L52]*[.Y52]" office:value-type="float" office:value="1954149092.31873">
            <text:p>1954149092.32</text:p>
          </table:table-cell>
          <table:table-cell table:formula="oooc:=[.U52]/[.I52]" office:value-type="float" office:value="66.6687789864893">
            <text:p>66.67</text:p>
          </table:table-cell>
          <table:table-cell table:formula="oooc:=[.N52]/[.K52]" office:value-type="float" office:value="40001.2673918936">
            <text:p>40001.27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4800000000">
            <text:p>4,800,000,000</text:p>
          </table:table-cell>
          <table:table-cell table:formula="oooc:=CEILING(([.T53]-[.W53]/2);[.W53])" office:value-type="float" office:value="108.94">
            <text:p>108.94</text:p>
          </table:table-cell>
          <table:table-cell table:formula="oooc:=[.$D53]*[$globals.$C$36]/[.$L53]" office:value-type="float" office:value="2178.8">
            <text:p>2178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600">
            <text:p>6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05">
            <text:p>0.0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161589.522633136">
            <text:p>161589.52</text:p>
          </table:table-cell>
          <table:table-cell table:formula="oooc:=[.AA49]/[.O53]" office:value-type="float" office:value="0.00495081603660823">
            <text:p>0</text:p>
          </table:table-cell>
          <table:table-cell table:formula="oooc:=([.D53]/[.C53])/([.T53]/[.S53])" office:value-type="float" office:value="1.0098883244262">
            <text:p>1.01</text:p>
          </table:table-cell>
          <table:table-cell/>
          <table:table-cell table:formula="oooc:=[.N53]^[$globals.$C$25]*[$globals.$C$34]/[.T53]*[.L53]*[.Y53]" office:value-type="float" office:value="4847685678.99409">
            <text:p>4847685678.99</text:p>
          </table:table-cell>
          <table:table-cell table:formula="oooc:=[.U53]/[.I53]" office:value-type="float" office:value="108.944982887439">
            <text:p>108.94</text:p>
          </table:table-cell>
          <table:table-cell table:formula="oooc:=[.N53]/[.K53]" office:value-type="float" office:value="65366.9897324635">
            <text:p>65366.99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12000000000">
            <text:p>12,000,000,000</text:p>
          </table:table-cell>
          <table:table-cell table:formula="oooc:=CEILING(([.T54]-[.W54]/2);[.W54])" office:value-type="float" office:value="178.03">
            <text:p>178.03</text:p>
          </table:table-cell>
          <table:table-cell table:formula="oooc:=[.$D54]*[$globals.$C$36]/[.$L54]" office:value-type="float" office:value="3560.6">
            <text:p>3560.6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600">
            <text:p>6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05">
            <text:p>0.0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400857.446252817">
            <text:p>400857.45</text:p>
          </table:table-cell>
          <table:table-cell table:formula="oooc:=[.AA49]/[.O54]" office:value-type="float" office:value="0.0019957219392538">
            <text:p>0</text:p>
          </table:table-cell>
          <table:table-cell table:formula="oooc:=([.D54]/[.C54])/([.T54]/[.S54])" office:value-type="float" office:value="1.00214643796315">
            <text:p>1</text:p>
          </table:table-cell>
          <table:table-cell/>
          <table:table-cell table:formula="oooc:=[.N54]^[$globals.$C$25]*[$globals.$C$34]/[.T54]*[.L54]*[.Y54]" office:value-type="float" office:value="12025723387.5845">
            <text:p>12025723387.58</text:p>
          </table:table-cell>
          <table:table-cell table:formula="oooc:=[.U54]/[.I54]" office:value-type="float" office:value="178.029498616582">
            <text:p>178.03</text:p>
          </table:table-cell>
          <table:table-cell table:formula="oooc:=[.N54]/[.K54]" office:value-type="float" office:value="106817.699169949">
            <text:p>106817.7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30000000000">
            <text:p>30,000,000,000</text:p>
          </table:table-cell>
          <table:table-cell table:formula="oooc:=CEILING(([.T55]-[.W55]/2);[.W55])" office:value-type="float" office:value="290.92">
            <text:p>290.92</text:p>
          </table:table-cell>
          <table:table-cell table:formula="oooc:=[.$D55]*[$globals.$C$36]/[.$L55]" office:value-type="float" office:value="5818.4">
            <text:p>5818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600">
            <text:p>6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05">
            <text:p>0.0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994412.815867675">
            <text:p>994412.82</text:p>
          </table:table-cell>
          <table:table-cell table:formula="oooc:=[.AA49]/[.O55]" office:value-type="float" office:value="0.000804494860921477">
            <text:p>0</text:p>
          </table:table-cell>
          <table:table-cell table:formula="oooc:=([.D55]/[.C55])/([.T55]/[.S55])" office:value-type="float" office:value="0.994405663762157">
            <text:p>0.99</text:p>
          </table:table-cell>
          <table:table-cell/>
          <table:table-cell table:formula="oooc:=[.N55]^[$globals.$C$25]*[$globals.$C$34]/[.T55]*[.L55]*[.Y55]" office:value-type="float" office:value="29832384476.0302">
            <text:p>29832384476.03</text:p>
          </table:table-cell>
          <table:table-cell table:formula="oooc:=[.U55]/[.I55]" office:value-type="float" office:value="290.922092396105">
            <text:p>290.92</text:p>
          </table:table-cell>
          <table:table-cell table:formula="oooc:=[.N55]/[.K55]" office:value-type="float" office:value="174553.255437663">
            <text:p>174553.26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7">10/27/2008</text:date>, <text:time>03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27T03:27:16</dc:date>
    <meta:editing-cycles>272</meta:editing-cycles>
    <meta:editing-duration>P34DT18H14M5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